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9.038cm" table:align="margins"/>
    </style:style>
    <style:style style:name="Tableau3.A" style:family="table-column">
      <style:table-column-properties style:column-width="4.519cm" style:rel-column-width="32767*"/>
    </style:style>
    <style:style style:name="Tableau3.B" style:family="table-column">
      <style:table-column-properties style:column-width="4.519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2" style:family="table">
      <style:table-properties style:width="18.387cm" table:align="margins"/>
    </style:style>
    <style:style style:name="Tableau2.A" style:family="table-column">
      <style:table-column-properties style:column-width="9.193cm" style:rel-column-width="32767*"/>
    </style:style>
    <style:style style:name="Tableau2.B" style:family="table-column">
      <style:table-column-properties style:column-width="9.193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7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Comic Sans MS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">Mardi 6 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horaires</text:p>
          </table:table-cell>
          <table:table-cell table:style-name="Tableau1.B2" office:value-type="string">
            <text:p text:style-name="P4">CP</text:p>
          </table:table-cell>
          <table:table-cell table:style-name="Tableau1.C2" office:value-type="string">
            <text:p text:style-name="P4">CE1</text:p>
          </table:table-cell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>8h4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45</text:p>
          </table:table-cell>
          <table:table-cell table:style-name="Tableau1.B3" table:number-columns-spanned="2" office:value-type="string">
            <text:p text:style-name="P7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7">agenda coop : les mots magiques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10">Lecture</text:p>
            <text:p text:style-name="P8">→ coller les devoirs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→ s'entrainer dictée de mots-outils et syllabes sur ordinateurs → écrire sur <text:span text:style-name="T1">fiche + autocorrection</text:span></text:p>
                </table:table-cell>
                <table:table-cell table:style-name="Tableau3.B1" office:value-type="string">
                  <text:p text:style-name="P7">→ écriture sur le cahier → critères de réussite à remplir</text:p>
                </table:table-cell>
              </table:table-row>
            </table:table>
            <text:p text:style-name="P10">→ <text:span text:style-name="T2">lire dans sa tête le texte : entourer les mots et les sons qu'on connaît. </text:span></text:p>
            <text:p text:style-name="P15">→ lecture sur le TBI des phrases du texte.</text:p>
            <text:p text:style-name="P15">→ questions sur la compréhension du texte : mimer le texte.</text:p>
            <text:p text:style-name="P15">→ exercices du fichier</text:p>
          </table:table-cell>
          <table:table-cell table:style-name="Tableau1.B3" office:value-type="string">
            <text:p text:style-name="P17">Lecture explicite</text:p>
            <text:p text:style-name="P23">Lectorino-Lectorinette : Séance 1D lecture collective puis distribution du questionnaire </text:p>
            <text:p text:style-name="P17"/>
            <text:p text:style-name="P17">EDL</text:p>
            <text:p text:style-name="P20">ateliers autonomes : revoir les notions d'étude de la langue de la période 1 : le temps / la phrase / la phrase négative ( plan de travail)</text:p>
            <text:p text:style-name="P18">Dictée</text:p>
            <text:p text:style-name="P20">Écoute de la dictée au casque</text:p>
            <text:p text:style-name="P21">Ecrire la dictée sur son cahier</text:p>
            <text:p text:style-name="P21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2" office:value-type="string">
            <text:p text:style-name="P5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16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1">Suite atelier</text:p>
            <text:p text:style-name="P21"/>
            <text:p text:style-name="P21"/>
            <text:p text:style-name="P21"/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4">calcul en appui sur 5 (5+3)</text:span></text:p>
          </table:table-cell>
          <table:table-cell table:style-name="Tableau1.C6" office:value-type="string">
            <text:p text:style-name="P19">Calcul mental : <text:span text:style-name="T2">calcul en appui sur 5 (5+23)</text:span></text:p>
            <text:p text:style-name="P22"><text:s/></text:p>
          </table:table-cell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C6" table:number-columns-spanned="2" office:value-type="string">
            <text:p text:style-name="P1">Maths Résolution de problèmes</text:p>
            <text:p text:style-name="P1">cf séquence P1</text:p>
          </table:table-cell>
          <table:covered-table-cell/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2" office:value-type="string">
            <text:p text:style-name="P24">Pause méridienne</text:p>
          </table:table-cell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2" office:value-type="string">
            <text:p text:style-name="P13"><text:span text:style-name="T3">ANGLAIS</text:span> : suite du travail sur Halloween </text:p>
          </table:table-cell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2" office:value-type="string">
            <text:p text:style-name="P11">LITTERATURE</text:p>
            <text:p text:style-name="P9">Lecture de Tiber et Romuald. Débat. + Dessine ton épisode préféré</text:p>
          </table:table-cell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2" office:value-type="string">
            <text:p text:style-name="P14">Récréation</text:p>
          </table:table-cell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2" office:value-type="string">
            <text:p text:style-name="P11">ARTS VISUELS / EMC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Groupe 1 avec Isabelle</text:p>
                </table:table-cell>
                <table:table-cell table:style-name="Tableau2.B1" office:value-type="string">
                  <text:p text:style-name="P3">Groupe 2 avec PE</text:p>
                </table:table-cell>
              </table:table-row>
              <table:table-row>
                <table:table-cell table:style-name="Tableau2.A2" office:value-type="string">
                  <text:p text:style-name="P9">- Passer les fils de laine dans les trous du papier noir pour faire un sapin.</text:p>
                </table:table-cell>
                <table:table-cell table:style-name="Tableau2.B2" office:value-type="string">
                  <text:p text:style-name="P12">- Coller le papier coloré de son choix sur les feuilles canson x 3 par élèves</text:p>
                  <text:p text:style-name="P12">-Coller une feuille de couleur au choix sur deux des cartes.</text:p>
                  <text:p text:style-name="P12">-Plier la feuille découpée en demi-cercle en forme de sapin. X2</text:p>
                  <text:p text:style-name="P12">- Coller les sapins</text:p>
                  <text:p text:style-name="P12">-Fabriquer des flocons grâce aux perforatrices et les coller sur son sapin et la carte. </text:p>
                </table:table-cell>
              </table:table-row>
            </table:table>
            <text:p text:style-name="P9"><text:soft-page-break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29T15:11:27.54</meta:creation-date>
    <dc:date>2018-11-01T17:58:46.02</dc:date>
    <dc:creator>Sabrina Agnellini</dc:creator>
    <meta:editing-duration>P2DT4H27M25S</meta:editing-duration>
    <meta:editing-cycles>5</meta:editing-cycles>
    <meta:generator>OpenOffice/4.1.5$Win32 OpenOffice.org_project/415m1$Build-9789</meta:generator>
    <meta:document-statistic meta:table-count="3" meta:image-count="0" meta:object-count="0" meta:page-count="2" meta:paragraph-count="56" meta:word-count="374" meta:character-count="2067"/>
  </office:meta>
</office:document-meta>
</file>